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6cd" officeooo:paragraph-rsid="001c46cd"/>
    </style:style>
    <style:style style:name="P2" style:family="paragraph" style:parent-style-name="Standard">
      <style:text-properties fo:font-weight="bold" officeooo:rsid="001c46cd" officeooo:paragraph-rsid="001c46cd" style:font-weight-asian="bold" style:font-weight-complex="bold"/>
    </style:style>
    <style:style style:name="P3" style:family="paragraph" style:parent-style-name="Standard" style:list-style-name="L1">
      <style:text-properties officeooo:rsid="001c46cd" officeooo:paragraph-rsid="001c46cd"/>
    </style:style>
    <style:style style:name="P4" style:family="paragraph" style:parent-style-name="Standard" style:list-style-name="L2">
      <style:text-properties officeooo:rsid="001c46cd" officeooo:paragraph-rsid="001c46cd"/>
    </style:style>
    <style:style style:name="P5" style:family="paragraph" style:parent-style-name="Standard" style:list-style-name="L3">
      <style:text-properties officeooo:rsid="001c46cd" officeooo:paragraph-rsid="001c46cd"/>
    </style:style>
    <style:style style:name="P6" style:family="paragraph" style:parent-style-name="Standard" style:list-style-name="L1">
      <style:text-properties officeooo:rsid="00250a60" officeooo:paragraph-rsid="00250a60"/>
    </style:style>
    <style:style style:name="P7" style:family="paragraph" style:parent-style-name="Standard" style:list-style-name="L3">
      <style:text-properties officeooo:rsid="001f4d6d" officeooo:paragraph-rsid="001f4d6d"/>
    </style:style>
    <style:style style:name="P8" style:family="paragraph" style:parent-style-name="Standard" style:list-style-name="L3">
      <style:text-properties officeooo:rsid="002861f7" officeooo:paragraph-rsid="002861f7"/>
    </style:style>
    <style:style style:name="T1" style:family="text">
      <style:text-properties officeooo:rsid="001f4d6d"/>
    </style:style>
    <style:style style:name="T2" style:family="text">
      <style:text-properties officeooo:rsid="00250a60"/>
    </style:style>
    <style:style style:name="T3" style:family="text">
      <style:text-properties officeooo:rsid="00265309"/>
    </style:style>
    <style:style style:name="T4" style:family="text">
      <style:text-properties officeooo:rsid="00279cc6"/>
    </style:style>
    <style:style style:name="T5" style:family="text">
      <style:text-properties officeooo:rsid="00288f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rospective <text:span text:style-name="T5">25/02/2019</text:span></text:p>
      <text:p text:style-name="P1"/>
      <text:p text:style-name="P2">What we did good?</text:p>
      <text:list xml:id="list3254188186" text:style-name="L1">
        <text:list-item>
          <text:p text:style-name="P3">Thursday’s session went really well and helped work on issues, especially those to do with Git and Eclipse</text:p>
        </text:list-item>
        <text:list-item>
          <text:p text:style-name="P6">Our agile process is improving week-by-week</text:p>
        </text:list-item>
      </text:list>
      <text:p text:style-name="P1"/>
      <text:p text:style-name="P2">What we did bad?</text:p>
      <text:list xml:id="list4191526789" text:style-name="L2">
        <text:list-item>
          <text:p text:style-name="P4">Blocking issues <text:span text:style-name="T2">that we’ve identified</text:span></text:p>
        </text:list-item>
        <text:list-item>
          <text:p text:style-name="P4">We’re building long dependency chains which is causing <text:span text:style-name="T3">issues, but we can strategise around this</text:span></text:p>
        </text:list-item>
      </text:list>
      <text:p text:style-name="P1"/>
      <text:p text:style-name="P2">What can we improve?</text:p>
      <text:list xml:id="list2860945472" text:style-name="L3">
        <text:list-item>
          <text:p text:style-name="P5">Thursdays shouldn’t be treated like Mondays, treat them as the day we get together and develop as a group. <text:span text:style-name="T1">We’re busy people, use this time wisely!</text:span></text:p>
        </text:list-item>
        <text:list-item>
          <text:p text:style-name="P7">We need to develop a strategy for blocking – write documentation? Tests? <text:span text:style-name="T4">Slack!</text:span></text:p>
        </text:list-item>
        <text:list-item>
          <text:p text:style-name="P7">Pair programming would be a great thing to incorporate as it’s an opportunity to be agile and to solve things – we struggle because of integration and time constraints, this could be an opportunity to resolve that</text:p>
        </text:list-item>
        <text:list-item>
          <text:p text:style-name="P7">Slack is still going underutilised so we need to get talking more! Especially when we have problems</text:p>
        </text:list-item>
        <text:list-item>
          <text:p text:style-name="P8">Absence management – we need to discuss that, let people know when they’re going to be abs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58:37.842314669</meta:creation-date>
    <dc:date>2019-02-25T21:15:37.610171830</dc:date>
    <meta:editing-duration>PT9M1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74" meta:character-count="999" meta:non-whitespace-character-count="844"/>
  </office:meta>
</office:document-meta>
</file>